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780AA63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objectwithoutfill">
      <style:graphic-properties svg:stroke-color="#ffff99"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7" style:family="graphic" style:parent-style-name="standard">
      <style:graphic-properties draw:fill-color="#666666" draw:textarea-horizontal-align="center" draw:textarea-vertical-align="middle"/>
    </style:style>
    <style:style style:name="gr8" style:family="graphic" style:parent-style-name="standard">
      <style:graphic-properties draw:textarea-vertical-align="middle" draw:auto-grow-height="false" fo:min-height="0.749cm" fo:min-width="0.499cm"/>
    </style:style>
    <style:style style:name="pr1" style:family="presentation" style:parent-style-name="lyt-bluesmoke-title">
      <style:graphic-properties fo:min-height="3.506cm"/>
    </style:style>
    <style:style style:name="pr2" style:family="presentation" style:parent-style-name="lyt-bluesmoke-title">
      <style:graphic-properties fo:min-height="2cm"/>
    </style:style>
    <style:style style:name="pr3" style:family="presentation" style:parent-style-name="lyt-bluesmoke-notes">
      <style:graphic-properties draw:fill-color="#ffffff" draw:auto-grow-height="true" fo:min-height="13.365cm"/>
    </style:style>
    <style:style style:name="pr4" style:family="presentation" style:parent-style-name="lyt-bluesmoke-outline1">
      <style:graphic-properties fo:min-height="13.859cm"/>
    </style:style>
    <style:style style:name="pr5" style:family="presentation" style:parent-style-name="lyt-bluesmoke-notes">
      <style:graphic-properties draw:fill-color="#ffffff" fo:min-height="13.364cm"/>
    </style:style>
    <style:style style:name="pr6" style:family="presentation" style:parent-style-name="lyt-bluesmoke-subtitle">
      <style:graphic-properties draw:fill-color="#ffffff" fo:min-height="17.935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star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text-properties fo:font-size="26pt" style:font-size-asian="26pt" style:font-size-complex="2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smoke" presentation:presentation-page-layout-name="AL1T0">
        <draw:frame presentation:style-name="pr1" draw:layer="layout" svg:width="25.199cm" svg:height="3.506cm" svg:x="1.5cm" svg:y="5cm" presentation:class="title" presentation:user-transformed="true">
          <draw:text-box>
            <text:p>Title</text:p>
          </draw:text-box>
        </draw:frame>
        <draw:frame presentation:style-name="pr2" draw:text-style-name="P1" draw:layer="layout" svg:width="25.199cm" svg:height="2cm" svg:x="1.5cm" svg:y="8cm" presentation:class="title" presentation:user-transformed="true">
          <draw:text-box>
            <text:p text:style-name="P1">Subtitle</text:p>
          </draw:text-box>
        </draw:frame>
        <draw:rect draw:style-name="gr1" draw:text-style-name="P2" draw:layer="layout" svg:width="4.5cm" svg:height="5.5cm" svg:x="5.5cm" svg:y="13.5cm">
          <text:p text:style-name="P2">Photo</text:p>
        </draw:rect>
        <draw:rect draw:style-name="gr1" draw:text-style-name="P2" draw:layer="layout" svg:width="4.5cm" svg:height="5.5cm" svg:x="18cm" svg:y="13.5cm">
          <text:p text:style-name="P2">Photo</text:p>
        </draw:rect>
        <draw:frame presentation:style-name="pr2" draw:text-style-name="P1" draw:layer="layout" svg:width="25.199cm" svg:height="2cm" svg:x="1.5cm" svg:y="10cm" presentation:class="title" presentation:user-transformed="true">
          <draw:text-box>
            <text:p text:style-name="P1">Hackathon on Autonomous Agent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bluesmoke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Index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Fundamental problem</text:p>
              </text:list-item>
              <text:list-item>
                <text:p>Experimental solution</text:p>
              </text:list-item>
              <text:list-item>
                <text:p>Simulation results</text:p>
              </text:list-item>
              <text:list-item>
                <text:p>Code</text:p>
              </text:list-item>
              <text:list-item>
                <text:p>Demo and github link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smoke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4">Introduc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The ultimate goal:</text:span> develop a virtual company where all employees are virtual agents</text:p>
              </text:list-item>
              <text:list-item>
                <text:p>In a virtual company agents interact with each others and with the client (human) to achieve a goal</text:p>
              </text:list-item>
              <text:list-item>
                <text:p>The challenge: how to control these interactions and make sure that each agent is accomplishing his role correctly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smoke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 text:style-name="P4">Let's see an example</text:p>
          </draw:text-box>
        </draw:frame>
        <draw:frame presentation:style-name="pr4" draw:layer="layout" svg:width="25.199cm" svg:height="14.847cm" svg:x="1.4cm" svg:y="4.914cm" presentation:class="outline" presentation:user-transformed="true">
          <draw:text-box>
            <text:list text:style-name="L2">
              <text:list-item>
                <text:p>Client (Human): </text:p>
                <text:list>
                  <text:list-item>
                    <text:p>Instruction: Develop an online marketplace for selling <text:s/>jupyter notebooks </text:p>
                  </text:list-item>
                </text:list>
              </text:list-item>
              <text:list-item>
                <text:p>Agent 1 (task specifier): </text:p>
                <text:list>
                  <text:list-item>
                    <text:p>Instruction: make the task more specific</text:p>
                  </text:list-item>
                </text:list>
              </text:list-item>
              <text:list-item>
                <text:p>Agent 2 (business expert):</text:p>
                <text:list>
                  <text:list-item>
                    <text:p>I am xx you are I will instruct you xx. Never flip role. Never instruct me.</text:p>
                  </text:list-item>
                </text:list>
              </text:list-item>
              <text:list-item>
                <text:p>Agent 3 (Python programmer):</text:p>
                <text:list>
                  <text:list-item>
                    <text:p>I am xx you are xx I will xx 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smoke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Let's see the result</text:p>
          </draw:text-box>
        </draw:frame>
        <draw:frame presentation:style-name="pr4" draw:layer="layout" svg:width="12.6cm" svg:height="13.859cm" svg:x="1.4cm" svg:y="4.914cm" presentation:class="outline" presentation:user-transformed="true">
          <draw:text-box>
            <text:list text:style-name="L2">
              <text:list-item>
                <text:p>Simulation</text:p>
              </text:list-item>
            </text:list>
          </draw:text-box>
        </draw:frame>
        <draw:frame presentation:style-name="pr4" draw:text-style-name="P5" draw:layer="layout" svg:width="12.6cm" svg:height="13.859cm" svg:x="14.9cm" svg:y="4.841cm" presentation:class="outline" presentation:user-transformed="true">
          <draw:text-box>
            <text:list text:style-name="L2">
              <text:list-item>
                <text:p text:style-name="P5">Notes:</text:p>
              </text:list-item>
              <text:list-item>
                <text:p text:style-name="P5">The task specifier did not validate his specifications with the client (small error propagate)</text:p>
              </text:list-item>
              <text:list-item>
                <text:p text:style-name="P5">The python programmer did not answered with code (agent alignement to initial prompt)</text:p>
              </text:list-item>
              <text:list-item>
                <text:p text:style-name="P5">The python programmer did not completed parts if the code (agent alignement to initial prompt)</text:p>
              </text:list-item>
            </text:list>
          </draw:text-box>
        </draw:frame>
        <draw:circle draw:style-name="gr3" draw:text-style-name="P2" draw:layer="layout" svg:width="2cm" svg:height="2cm" svg:x="5.5cm" svg:y="10.5cm">
          <text:p/>
        </draw:circle>
        <draw:line draw:style-name="gr4" draw:text-style-name="P2" draw:layer="layout" svg:x1="6.5cm" svg:y1="12.5cm" svg:x2="6.5cm" svg:y2="14cm">
          <text:p/>
        </draw:line>
        <draw:circle draw:style-name="gr3" draw:text-style-name="P2" draw:layer="layout" svg:width="2cm" svg:height="2cm" svg:x="5.5cm" svg:y="14cm">
          <text:p/>
        </draw:circle>
        <draw:line draw:style-name="gr4" draw:text-style-name="P2" draw:layer="layout" svg:x1="7cm" svg:y1="16cm" svg:x2="7cm" svg:y2="17.5cm">
          <text:p/>
        </draw:line>
        <draw:circle draw:style-name="gr3" draw:text-style-name="P2" draw:layer="layout" svg:width="2cm" svg:height="2cm" svg:x="5.5cm" svg:y="17.5cm">
          <text:p/>
        </draw:circle>
        <draw:line draw:style-name="gr4" draw:text-style-name="P2" draw:layer="layout" svg:x1="6cm" svg:y1="17.5cm" svg:x2="6cm" svg:y2="16cm">
          <text:p/>
        </draw:line>
        <draw:line draw:style-name="gr4" draw:text-style-name="P2" draw:layer="layout" svg:x1="7.5cm" svg:y1="15cm" svg:x2="9.5cm" svg:y2="15cm">
          <text:p/>
        </draw:line>
        <draw:frame draw:style-name="gr5" draw:text-style-name="P6" draw:layer="layout" svg:width="3cm" svg:height="1.361cm" svg:x="2cm" svg:y="11cm">
          <draw:text-box>
            <text:p text:style-name="P6">Task specifier</text:p>
          </draw:text-box>
        </draw:frame>
        <draw:frame draw:style-name="gr6" draw:text-style-name="P6" draw:layer="layout" svg:width="3.5cm" svg:height="1.675cm" svg:x="2cm" svg:y="14.5cm">
          <draw:text-box>
            <text:p text:style-name="P6">Business expert</text:p>
          </draw:text-box>
        </draw:frame>
        <draw:frame draw:style-name="gr6" draw:text-style-name="P6" draw:layer="layout" svg:width="3.5cm" svg:height="1.675cm" svg:x="2cm" svg:y="17.325cm">
          <draw:text-box>
            <text:p text:style-name="P6">Python</text:p>
            <text:p text:style-name="P6">programmer</text:p>
          </draw:text-box>
        </draw:frame>
        <draw:circle draw:style-name="gr3" draw:text-style-name="P2" draw:layer="layout" svg:width="2cm" svg:height="2cm" svg:x="5.5cm" svg:y="7cm">
          <text:p/>
        </draw:circle>
        <draw:line draw:style-name="gr4" draw:text-style-name="P2" draw:layer="layout" svg:x1="6.5cm" svg:y1="9cm" svg:x2="6.5cm" svg:y2="10.5cm">
          <text:p/>
        </draw:line>
        <draw:frame draw:style-name="gr5" draw:text-style-name="P6" draw:layer="layout" svg:width="3cm" svg:height="0.806cm" svg:x="2cm" svg:y="7.194cm">
          <draw:text-box>
            <text:p text:style-name="P6">Human</text:p>
          </draw:text-box>
        </draw:frame>
        <draw:frame draw:style-name="gr5" draw:text-style-name="P6" draw:layer="layout" svg:width="3cm" svg:height="0.806cm" svg:x="9.5cm" svg:y="14.5cm">
          <draw:text-box>
            <text:p text:style-name="P6">Human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smoke" presentation:presentation-page-layout-name="AL2T1">
        <draw:frame presentation:style-name="pr1" draw:layer="layout" svg:width="25.199cm" svg:height="3.506cm" svg:x="1.4cm" svg:y="0.837cm" presentation:class="title">
          <draw:text-box>
            <text:p>Fundamental problem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rror propagation: a small error or incomplete information can propagate and may have a high impact on the result</text:p>
              </text:list-item>
              <text:list-item>
                <text:p>Agent alignement to their initial prompt: exemple: python programmer can answer without providing the code or with incomplete code</text:p>
              </text:list-item>
              <text:list-item>
                <text:p>The problem is similar to trustless Peer-to-peer interaction (adressed by blockchain and smart contract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bluesmoke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 text:style-name="P4">Experimental solution</text:p>
          </draw:text-box>
        </draw:frame>
        <draw:frame presentation:style-name="pr4" draw:text-style-name="P7" draw:layer="layout" svg:width="25.199cm" svg:height="13.859cm" svg:x="1.301cm" svg:y="4.141cm" presentation:class="outline" presentation:user-transformed="true">
          <draw:text-box>
            <text:list text:style-name="L2">
              <text:list-item>
                <text:p text:style-name="P7"><text:span text:style-name="T2">Introduce the notion of “smart” contract between interacting agents and between agent and human</text:span></text:p>
              </text:list-item>
              <text:list-item>
                <text:p text:style-name="P7"><text:span text:style-name="T2">Smat contract: make sure that each message is aligned with the initial prompt</text:span></text:p>
              </text:list-item>
            </text:list>
          </draw:text-box>
        </draw:frame>
        <draw:g>
          <draw:circle draw:style-name="gr3" draw:text-style-name="P2" draw:layer="layout" svg:width="2cm" svg:height="2cm" svg:x="5.5cm" svg:y="11cm">
            <text:p/>
          </draw:circle>
          <draw:line draw:style-name="gr4" draw:text-style-name="P2" draw:layer="layout" svg:x1="6.5cm" svg:y1="13cm" svg:x2="6.5cm" svg:y2="14.5cm">
            <text:p/>
          </draw:line>
          <draw:circle draw:style-name="gr3" draw:text-style-name="P2" draw:layer="layout" svg:width="2cm" svg:height="2cm" svg:x="5.5cm" svg:y="14.5cm">
            <text:p/>
          </draw:circle>
          <draw:line draw:style-name="gr4" draw:text-style-name="P2" draw:layer="layout" svg:x1="7cm" svg:y1="16.5cm" svg:x2="7cm" svg:y2="18cm">
            <text:p/>
          </draw:line>
          <draw:circle draw:style-name="gr3" draw:text-style-name="P2" draw:layer="layout" svg:width="2cm" svg:height="2cm" svg:x="5.5cm" svg:y="18cm">
            <text:p/>
          </draw:circle>
          <draw:line draw:style-name="gr4" draw:text-style-name="P2" draw:layer="layout" svg:x1="6cm" svg:y1="18cm" svg:x2="6cm" svg:y2="16.5cm">
            <text:p/>
          </draw:line>
          <draw:line draw:style-name="gr4" draw:text-style-name="P2" draw:layer="layout" svg:x1="7.5cm" svg:y1="15.5cm" svg:x2="9.5cm" svg:y2="15.5cm">
            <text:p/>
          </draw:line>
          <draw:frame draw:style-name="gr5" draw:text-style-name="P6" draw:layer="layout" svg:width="3cm" svg:height="1.361cm" svg:x="2cm" svg:y="11.5cm">
            <draw:text-box>
              <text:p text:style-name="P6">Task specifier</text:p>
            </draw:text-box>
          </draw:frame>
          <draw:frame draw:style-name="gr6" draw:text-style-name="P6" draw:layer="layout" svg:width="3.5cm" svg:height="1.675cm" svg:x="2cm" svg:y="15cm">
            <draw:text-box>
              <text:p text:style-name="P6">Business expert</text:p>
            </draw:text-box>
          </draw:frame>
          <draw:frame draw:style-name="gr6" draw:text-style-name="P6" draw:layer="layout" svg:width="3.5cm" svg:height="1.675cm" svg:x="2cm" svg:y="17.825cm">
            <draw:text-box>
              <text:p text:style-name="P6">Python</text:p>
              <text:p text:style-name="P6">programmer</text:p>
            </draw:text-box>
          </draw:frame>
          <draw:circle draw:style-name="gr3" draw:text-style-name="P2" draw:layer="layout" svg:width="2cm" svg:height="2cm" svg:x="5.5cm" svg:y="7.5cm">
            <text:p/>
          </draw:circle>
          <draw:line draw:style-name="gr4" draw:text-style-name="P2" draw:layer="layout" svg:x1="6.5cm" svg:y1="9.5cm" svg:x2="6.5cm" svg:y2="11cm">
            <text:p/>
          </draw:line>
          <draw:frame draw:style-name="gr5" draw:text-style-name="P6" draw:layer="layout" svg:width="3cm" svg:height="0.806cm" svg:x="2cm" svg:y="7.694cm">
            <draw:text-box>
              <text:p text:style-name="P6">Human</text:p>
            </draw:text-box>
          </draw:frame>
        </draw:g>
        <draw:circle draw:style-name="gr3" draw:text-style-name="P2" draw:layer="layout" svg:width="2cm" svg:height="2cm" svg:x="19cm" svg:y="11cm">
          <text:p/>
        </draw:circle>
        <draw:line draw:style-name="gr4" draw:text-style-name="P2" draw:layer="layout" svg:x1="20cm" svg:y1="13cm" svg:x2="20cm" svg:y2="14.5cm">
          <text:p/>
        </draw:line>
        <draw:circle draw:style-name="gr3" draw:text-style-name="P2" draw:layer="layout" svg:width="2cm" svg:height="2cm" svg:x="19cm" svg:y="14.5cm">
          <text:p/>
        </draw:circle>
        <draw:line draw:style-name="gr4" draw:text-style-name="P2" draw:layer="layout" svg:x1="20.5cm" svg:y1="16.5cm" svg:x2="20.5cm" svg:y2="18cm">
          <text:p/>
        </draw:line>
        <draw:circle draw:style-name="gr3" draw:text-style-name="P2" draw:layer="layout" svg:width="2cm" svg:height="2cm" svg:x="19cm" svg:y="18cm">
          <text:p/>
        </draw:circle>
        <draw:line draw:style-name="gr4" draw:text-style-name="P2" draw:layer="layout" svg:x1="19.5cm" svg:y1="18cm" svg:x2="19.5cm" svg:y2="16.5cm">
          <text:p/>
        </draw:line>
        <draw:line draw:style-name="gr4" draw:text-style-name="P2" draw:layer="layout" svg:x1="21cm" svg:y1="15.5cm" svg:x2="23cm" svg:y2="15.5cm">
          <text:p/>
        </draw:line>
        <draw:frame draw:style-name="gr5" draw:text-style-name="P6" draw:layer="layout" svg:width="3cm" svg:height="1.361cm" svg:x="15.5cm" svg:y="11.5cm">
          <draw:text-box>
            <text:p text:style-name="P6">Task specifier</text:p>
          </draw:text-box>
        </draw:frame>
        <draw:frame draw:style-name="gr6" draw:text-style-name="P6" draw:layer="layout" svg:width="3.5cm" svg:height="1.675cm" svg:x="15.5cm" svg:y="15cm">
          <draw:text-box>
            <text:p text:style-name="P6">Business expert</text:p>
          </draw:text-box>
        </draw:frame>
        <draw:frame draw:style-name="gr6" draw:text-style-name="P6" draw:layer="layout" svg:width="3.5cm" svg:height="1.675cm" svg:x="15.5cm" svg:y="17.825cm">
          <draw:text-box>
            <text:p text:style-name="P6">Python</text:p>
            <text:p text:style-name="P6">programmer</text:p>
          </draw:text-box>
        </draw:frame>
        <draw:circle draw:style-name="gr3" draw:text-style-name="P2" draw:layer="layout" svg:width="2cm" svg:height="2cm" svg:x="19cm" svg:y="7.5cm">
          <text:p/>
        </draw:circle>
        <draw:line draw:style-name="gr4" draw:text-style-name="P2" draw:layer="layout" svg:x1="20cm" svg:y1="9.5cm" svg:x2="20cm" svg:y2="11cm">
          <text:p/>
        </draw:line>
        <draw:frame draw:style-name="gr5" draw:text-style-name="P6" draw:layer="layout" svg:width="3cm" svg:height="0.806cm" svg:x="15.5cm" svg:y="7.694cm">
          <draw:text-box>
            <text:p text:style-name="P6">Human</text:p>
          </draw:text-box>
        </draw:frame>
        <draw:rect draw:style-name="gr7" draw:text-style-name="P8" draw:layer="layout" svg:width="2.5cm" svg:height="0.5cm" svg:x="18.7cm" svg:y="9.8cm">
          <text:p text:style-name="P8">Smart C.</text:p>
        </draw:rect>
        <draw:rect draw:style-name="gr7" draw:text-style-name="P8" draw:layer="layout" svg:width="2.5cm" svg:height="0.5cm" svg:x="18.7cm" svg:y="13.3cm">
          <text:p text:style-name="P8">Smart C.</text:p>
        </draw:rect>
        <draw:rect draw:style-name="gr7" draw:text-style-name="P8" draw:layer="layout" svg:width="2.5cm" svg:height="0.5cm" svg:x="18.5cm" svg:y="17cm">
          <text:p text:style-name="P8">Smart C.</text:p>
        </draw:rect>
        <draw:custom-shape draw:style-name="gr8" draw:text-style-name="P2" draw:layer="layout" svg:width="3cm" svg:height="1.5cm" svg:x="10.5cm" svg:y="13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5" draw:text-style-name="P6" draw:layer="layout" svg:width="3cm" svg:height="0.806cm" svg:x="23cm" svg:y="15.194cm">
          <draw:text-box>
            <text:p text:style-name="P6">Human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bluesmoke" presentation:presentation-page-layout-name="AL2T1">
        <draw:frame presentation:style-name="pr1" draw:layer="layout" svg:width="25.199cm" svg:height="3.506cm" svg:x="1.4cm" svg:y="0.837cm" presentation:class="title">
          <draw:text-box>
            <text:p>Simulation result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Vide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smoke" presentation:presentation-page-layout-name="AL2T1">
        <draw:frame presentation:style-name="pr1" draw:layer="layout" svg:width="25.199cm" svg:height="3.506cm" svg:x="1.4cm" svg:y="0.837cm" presentation:class="title">
          <draw:text-box>
            <text:p>Code</text:p>
          </draw:text-box>
        </draw:frame>
        <draw:frame presentation:style-name="pr4" draw:text-style-name="P7" draw:layer="layout" svg:width="6.6cm" svg:height="13.859cm" svg:x="3.3cm" svg:y="5cm" presentation:class="outline" presentation:user-transformed="true">
          <draw:text-box>
            <text:list text:style-name="L2">
              <text:list-item>
                <text:p text:style-name="P7">Agent class</text:p>
              </text:list-item>
            </text:list>
          </draw:text-box>
        </draw:frame>
        <draw:frame presentation:style-name="pr4" draw:text-style-name="P7" draw:layer="layout" svg:width="6.6cm" svg:height="13.859cm" svg:x="10.9cm" svg:y="5.086cm" presentation:class="outline" presentation:user-transformed="true">
          <draw:text-box>
            <text:list text:style-name="L2">
              <text:list-item>
                <text:p text:style-name="P7">Contract class</text:p>
              </text:list-item>
            </text:list>
          </draw:text-box>
        </draw:frame>
        <draw:frame presentation:style-name="pr4" draw:text-style-name="P7" draw:layer="layout" svg:width="6.6cm" svg:height="13.859cm" svg:x="18.9cm" svg:y="5.086cm" presentation:class="outline" presentation:user-transformed="true">
          <draw:text-box>
            <text:list text:style-name="L2">
              <text:list-item>
                <text:p text:style-name="P7">Interaction agents with smart C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smoke" presentation:presentation-page-layout-name="AL2T1">
        <draw:frame presentation:style-name="pr1" draw:layer="layout" svg:width="25.199cm" svg:height="3.506cm" svg:x="1.4cm" svg:y="0.837cm" presentation:class="title">
          <draw:text-box>
            <text:p>What about our VirtualCorp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emo: </text:p>
              </text:list-item>
              <text:list-item>
                <text:p>Github:</text:p>
              </text:list-item>
              <text:list-item>
                <text:p>Created virtual companies:</text:p>
                <text:list>
                  <text:list-item>
                    <text:p>Xxxx</text:p>
                  </text:list-item>
                  <text:list-item>
                    <text:p>Xxxx</text:p>
                  </text:list-item>
                  <text:list-item>
                    <text:p>Xxxx</text:p>
                  </text:list-item>
                  <text:list-item>
                    <text:p>xxx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smoke" presentation:presentation-page-layout-name="AL3T32">
        <draw:frame presentation:style-name="pr6" draw:layer="layout" svg:width="25.199cm" svg:height="17.935cm" svg:x="1.4cm" svg:y="0.837cm" presentation:class="subtitle">
          <draw:text-box>
            <text:p>Thank you!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smoke" presentation:presentation-page-layout-name="AL4T3">
        <draw:frame presentation:style-name="pr1" draw:layer="layout" svg:width="25.199cm" svg:height="3.506cm" svg:x="1.4cm" svg:y="0.837cm" presentation:class="title">
          <draw:text-box>
            <text:p>To do</text:p>
          </draw:text-box>
        </draw:frame>
        <draw:frame presentation:style-name="pr4" draw:text-style-name="P5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Main tasks:</text:span></text:p>
              </text:list-item>
              <text:list-item>
                <text:p text:style-name="P5">Create a demo of two agents instructing each others without contract (see app.py file joined)</text:p>
              </text:list-item>
              <text:list-item>
                <text:p text:style-name="P5">Add a smart contract to control that every interaction is aligned with the initial prompt that each agent received at the initialisation process</text:p>
              </text:list-item>
              <text:list-item>
                <text:p text:style-name="P5">Measure the improvements if any and deploy a demo</text:p>
              </text:list-item>
            </text:list>
          </draw:text-box>
        </draw:frame>
        <draw:frame presentation:style-name="pr4" draw:text-style-name="P9" draw:layer="layout" svg:width="12.296cm" svg:height="16.326cm" svg:x="14.311cm" svg:y="4.914cm" presentation:class="outline" presentation:user-transformed="true">
          <draw:text-box>
            <text:list text:style-name="L2">
              <text:list-item>
                <text:p text:style-name="P9"><text:span text:style-name="T3">Other tasks:</text:span></text:p>
              </text:list-item>
              <text:list-item>
                <text:p text:style-name="P9">Solve the problem of token limit</text:p>
              </text:list-item>
              <text:list-item>
                <text:p text:style-name="P9">Design the human agent and the interaction between human and the agent</text:p>
              </text:list-item>
              <text:list-item>
                <text:p text:style-name="P9">Add a tool to export the final result to github or to export it as a zip file</text:p>
              </text:list-item>
              <text:list-item>
                <text:p text:style-name="P9">Improuve the GUI</text:p>
              </text:list-item>
              <text:list-item>
                <text:p text:style-name="P9">Powerpoint + video</text:p>
                <text:p text:style-name="P9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smoke" xlink:href="Pictures/100000000000032000000258780AA63E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uesmoke-background" style:family="presentation">
      <style:graphic-properties draw:stroke="none" draw:fill="bitmap" draw:fill-image-name="bluesmoke" draw:fill-image-width="0cm" draw:fill-image-height="0cm"/>
    </style:style>
    <style:style style:name="lyt-bluesmoke-backgroundobjects" style:family="presentation">
      <style:graphic-properties draw:shadow="hidden" draw:shadow-offset-x="0.3cm" draw:shadow-offset-y="0.3cm" draw:shadow-color="#808080"/>
    </style:style>
    <style:style style:name="lyt-bluesmoke-notes" style:family="presentation">
      <style:graphic-properties draw:stroke="none" draw:fill="none">
        <text:list-style style:name="lyt-bluesmok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smoke-outline1" style:family="presentation">
      <style:graphic-properties draw:stroke="none" draw:fill="none">
        <text:list-style style:name="lyt-bluesmoke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smoke-outline2" style:family="presentation" style:parent-style-name="lyt-bluesmok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smoke-outline3" style:family="presentation" style:parent-style-name="lyt-bluesmok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smoke-outline4" style:family="presentation" style:parent-style-name="lyt-bluesmok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smoke-outline5" style:family="presentation" style:parent-style-name="lyt-bluesmok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smoke-outline6" style:family="presentation" style:parent-style-name="lyt-bluesmok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smoke-outline7" style:family="presentation" style:parent-style-name="lyt-bluesmok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smoke-outline8" style:family="presentation" style:parent-style-name="lyt-bluesmok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smoke-outline9" style:family="presentation" style:parent-style-name="lyt-bluesmok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smoke-subtitle" style:family="presentation">
      <style:graphic-properties draw:stroke="none" draw:fill="none" draw:textarea-vertical-align="middle">
        <text:list-style style:name="lyt-bluesmok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smoke-title" style:family="presentation">
      <style:graphic-properties draw:stroke="none" draw:fill="none" draw:textarea-vertical-align="middle">
        <text:list-style style:name="lyt-bluesmok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smok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smoke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smoke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smok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bluesmoke" style:page-layout-name="PM1" draw:style-name="Mdp1">
      <draw:frame presentation:style-name="lyt-bluesmoke-title" draw:layer="backgroundobjects" svg:width="25.199cm" svg:height="3.506cm" svg:x="1.4cm" svg:y="0.837cm" presentation:class="title" presentation:placeholder="true">
        <draw:text-box/>
      </draw:frame>
      <draw:frame presentation:style-name="lyt-bluesmok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lyt-bluesmoke-title" draw:layer="backgroundobjects" svg:width="14.848cm" svg:height="11.136cm" svg:x="3.075cm" svg:y="2.257cm" presentation:class="page"/>
        <draw:frame presentation:style-name="lyt-bluesmok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4$Win32 OpenOffice.org_project/4114m1$Build-9811</meta:generator>
    <dc:title>Black and Blue Smoke</dc:title>
    <dc:description>Template created by Sun Microsystems</dc:description>
    <meta:creation-date>2023-08-18T10:41:49.30</meta:creation-date>
    <dc:language>en-US</dc:language>
    <meta:editing-cycles>3</meta:editing-cycles>
    <meta:editing-duration>PT45M6S</meta:editing-duration>
    <meta:keyword>presentation background</meta:keyword>
    <dc:subject>Black and Blue Smoke on Black</dc:subject>
    <meta:initial-creator>Nabil Mabrouk</meta:initial-creator>
    <dc:date>2023-08-18T11:57:49.26</dc:date>
    <dc:creator>Nabil Mabrouk</dc:creator>
    <meta:document-statistic meta:object-count="121"/>
    <meta:user-defined meta:name="Info 2"/>
    <meta:user-defined meta:name="Info 3"/>
    <meta:user-defined meta:name="Info 4"/>
    <meta:user-defined meta:name="License">&lt;a href="http://www.openoffice.org/licenses/BSD.pdf"&gt;BSD&lt;/a&gt; </meta:user-defined>
  </office:meta>
</office:document-meta>
</file>